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36in"/>
    </style:style>
    <style:style style:name="co3" style:family="table-column">
      <style:table-column-properties fo:break-before="auto" style:column-width="2.9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</text:p>
          </table:table-cell>
          <table:table-cell table:number-columns-repeated="2"/>
          <table:table-cell office:value-type="string" calcext:value-type="string">
            <text:p>PipeDriver24_Rev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O48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1, Q3, Q5, Q7, Q10, Q12, Q14, Q16, Q26, Q28, Q30, Q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18F46K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F 0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, 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0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9, C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K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2, D3, D4, D5, D6, D10, D11, D12, D13, D19, D20, D21, D22, D23, D24, D25, D26, D27, D28, D29, D30, D31, D32, D33, D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1117-5.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0 ohm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2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56 socket strip (12)</text:p>
          </table:table-cell>
          <table:table-cell table:number-columns-repeated="2"/>
          <table:table-cell office:value-type="string" calcext:value-type="string">
            <text:p>J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56 socket strip (13)</text:p>
          </table:table-cell>
          <table:table-cell table:number-columns-repeated="2"/>
          <table:table-cell office:value-type="string" calcext:value-type="string">
            <text:p>J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 pin header</text:p>
          </table:table-cell>
          <table:table-cell office:value-type="string" calcext:value-type="string">
            <text:p>PLEASE CHECK ORIENTATION!!!</text:p>
          </table:table-cell>
          <table:table-cell/>
          <table:table-cell office:value-type="string" calcext:value-type="string">
            <text:p>J8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2">
          <table:table-cell/>
          <table:table-cell office:value-type="string" calcext:value-type="string">
            <text:p>BUILD 21 new boards (10 ½ panel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WORK</text:p>
          </table:table-cell>
          <table:table-cell/>
          <table:table-cell office:value-type="string" calcext:value-type="string">
            <text:p>Add wire J4-3 to J8-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Rework already built boards</text:p>
          </table:table-cell>
          <table:table-cell/>
          <table:table-cell office:value-type="string" calcext:value-type="string">
            <text:p>Turn J8 to proper orient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 wire J4-3 to J8-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 wire J4-3 to J8-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dd J11 and J23 socket strips</text:p>
          </table:table-cell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F$53]&amp;[.E54]" office:value-type="string" office:string-value="D2" calcext:value-type="string">
            <text:p>D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54]&amp;&quot;, &quot;&amp;[.$F$53]&amp;[.E55]" office:value-type="string" office:string-value="D2, D3" calcext:value-type="string">
            <text:p>D2, D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55]&amp;&quot;, &quot;&amp;[.$F$53]&amp;[.E56]" office:value-type="string" office:string-value="D2, D3, D4" calcext:value-type="string">
            <text:p>D2, D3, D4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56]&amp;&quot;, &quot;&amp;[.$F$53]&amp;[.E57]" office:value-type="string" office:string-value="D2, D3, D4, D5" calcext:value-type="string">
            <text:p>D2, D3, D4, D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57]&amp;&quot;, &quot;&amp;[.$F$53]&amp;[.E58]" office:value-type="string" office:string-value="D2, D3, D4, D5, D6" calcext:value-type="string">
            <text:p>D2, D3, D4, D5, D6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58]&amp;&quot;, &quot;&amp;[.$F$53]&amp;[.E59]" office:value-type="string" office:string-value="D2, D3, D4, D5, D6, D10" calcext:value-type="string">
            <text:p>D2, D3, D4, D5, D6, D1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59]&amp;&quot;, &quot;&amp;[.$F$53]&amp;[.E60]" office:value-type="string" office:string-value="D2, D3, D4, D5, D6, D10, D11" calcext:value-type="string">
            <text:p>D2, D3, D4, D5, D6, D10, D1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60]&amp;&quot;, &quot;&amp;[.$F$53]&amp;[.E61]" office:value-type="string" office:string-value="D2, D3, D4, D5, D6, D10, D11, D12" calcext:value-type="string">
            <text:p>D2, D3, D4, D5, D6, D10, D11, D1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61]&amp;&quot;, &quot;&amp;[.$F$53]&amp;[.E62]" office:value-type="string" office:string-value="D2, D3, D4, D5, D6, D10, D11, D12, D13" calcext:value-type="string">
            <text:p>D2, D3, D4, D5, D6, D10, D11, D12, D13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62]&amp;&quot;, &quot;&amp;[.$F$53]&amp;[.E63]" office:value-type="string" office:string-value="D2, D3, D4, D5, D6, D10, D11, D12, D13, D19" calcext:value-type="string">
            <text:p>D2, D3, D4, D5, D6, D10, D11, D12, D13, D1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63]&amp;&quot;, &quot;&amp;[.$F$53]&amp;[.E64]" office:value-type="string" office:string-value="D2, D3, D4, D5, D6, D10, D11, D12, D13, D19, D20" calcext:value-type="string">
            <text:p>D2, D3, D4, D5, D6, D10, D11, D12, D13, D19, D2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64]&amp;&quot;, &quot;&amp;[.$F$53]&amp;[.E65]" office:value-type="string" office:string-value="D2, D3, D4, D5, D6, D10, D11, D12, D13, D19, D20, D21" calcext:value-type="string">
            <text:p>D2, D3, D4, D5, D6, D10, D11, D12, D13, D19, D20, D21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65]&amp;&quot;, &quot;&amp;[.$F$53]&amp;[.E66]" office:value-type="string" office:string-value="D2, D3, D4, D5, D6, D10, D11, D12, D13, D19, D20, D21, D22" calcext:value-type="string">
            <text:p>D2, D3, D4, D5, D6, D10, D11, D12, D13, D19, D20, D21, D2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66]&amp;&quot;, &quot;&amp;[.$F$53]&amp;[.E67]" office:value-type="string" office:string-value="D2, D3, D4, D5, D6, D10, D11, D12, D13, D19, D20, D21, D22, D23" calcext:value-type="string">
            <text:p>D2, D3, D4, D5, D6, D10, D11, D12, D13, D19, D20, D21, D22, D2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67]&amp;&quot;, &quot;&amp;[.$F$53]&amp;[.E68]" office:value-type="string" office:string-value="D2, D3, D4, D5, D6, D10, D11, D12, D13, D19, D20, D21, D22, D23, D24" calcext:value-type="string">
            <text:p>D2, D3, D4, D5, D6, D10, D11, D12, D13, D19, D20, D21, D22, D23, D24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68]&amp;&quot;, &quot;&amp;[.$F$53]&amp;[.E69]" office:value-type="string" office:string-value="D2, D3, D4, D5, D6, D10, D11, D12, D13, D19, D20, D21, D22, D23, D24, D25" calcext:value-type="string">
            <text:p>D2, D3, D4, D5, D6, D10, D11, D12, D13, D19, D20, D21, D22, D23, D24, D2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F69]&amp;&quot;, &quot;&amp;[.$F$53]&amp;[.E70]" office:value-type="string" office:string-value="D2, D3, D4, D5, D6, D10, D11, D12, D13, D19, D20, D21, D22, D23, D24, D25, D26" calcext:value-type="string">
            <text:p>D2, D3, D4, D5, D6, D10, D11, D12, D13, D19, D20, D21, D22, D23, D24, D25, D2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F70]&amp;&quot;, &quot;&amp;[.$F$53]&amp;[.E71]" office:value-type="string" office:string-value="D2, D3, D4, D5, D6, D10, D11, D12, D13, D19, D20, D21, D22, D23, D24, D25, D26, D27" calcext:value-type="string">
            <text:p>D2, D3, D4, D5, D6, D10, D11, D12, D13, D19, D20, D21, D22, D23, D24, D25, D26, D27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F71]&amp;&quot;, &quot;&amp;[.$F$53]&amp;[.E72]" office:value-type="string" office:string-value="D2, D3, D4, D5, D6, D10, D11, D12, D13, D19, D20, D21, D22, D23, D24, D25, D26, D27, D28" calcext:value-type="string">
            <text:p>D2, D3, D4, D5, D6, D10, D11, D12, D13, D19, D20, D21, D22, D23, D24, D25, D26, D27, D2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72]&amp;&quot;, &quot;&amp;[.$F$53]&amp;[.E73]" office:value-type="string" office:string-value="D2, D3, D4, D5, D6, D10, D11, D12, D13, D19, D20, D21, D22, D23, D24, D25, D26, D27, D28, D29" calcext:value-type="string">
            <text:p>D2, D3, D4, D5, D6, D10, D11, D12, D13, D19, D20, D21, D22, D23, D24, D25, D26, D27, D28, D29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73]&amp;&quot;, &quot;&amp;[.$F$53]&amp;[.E74]" office:value-type="string" office:string-value="D2, D3, D4, D5, D6, D10, D11, D12, D13, D19, D20, D21, D22, D23, D24, D25, D26, D27, D28, D29, D30" calcext:value-type="string">
            <text:p>D2, D3, D4, D5, D6, D10, D11, D12, D13, D19, D20, D21, D22, D23, D24, D25, D26, D27, D28, D29, D3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74]&amp;&quot;, &quot;&amp;[.$F$53]&amp;[.E75]" office:value-type="string" office:string-value="D2, D3, D4, D5, D6, D10, D11, D12, D13, D19, D20, D21, D22, D23, D24, D25, D26, D27, D28, D29, D30, D31" calcext:value-type="string">
            <text:p>D2, D3, D4, D5, D6, D10, D11, D12, D13, D19, D20, D21, D22, D23, D24, D25, D26, D27, D28, D29, D30, D31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75]&amp;&quot;, &quot;&amp;[.$F$53]&amp;[.E76]" office:value-type="string" office:string-value="D2, D3, D4, D5, D6, D10, D11, D12, D13, D19, D20, D21, D22, D23, D24, D25, D26, D27, D28, D29, D30, D31, D32" calcext:value-type="string">
            <text:p>D2, D3, D4, D5, D6, D10, D11, D12, D13, D19, D20, D21, D22, D23, D24, D25, D26, D27, D28, D29, D30, D31, D3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76]&amp;&quot;, &quot;&amp;[.$F$53]&amp;[.E77]" office:value-type="string" office:string-value="D2, D3, D4, D5, D6, D10, D11, D12, D13, D19, D20, D21, D22, D23, D24, D25, D26, D27, D28, D29, D30, D31, D32, D33" calcext:value-type="string">
            <text:p>D2, D3, D4, D5, D6, D10, D11, D12, D13, D19, D20, D21, D22, D23, D24, D25, D26, D27, D28, D29, D30, D31, D32, D3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77]&amp;&quot;, &quot;&amp;[.$F$53]&amp;[.E78]" office:value-type="string" office:string-value="D2, D3, D4, D5, D6, D10, D11, D12, D13, D19, D20, D21, D22, D23, D24, D25, D26, D27, D28, D29, D30, D31, D32, D33, D34" calcext:value-type="string">
            <text:p>D2, D3, D4, D5, D6, D10, D11, D12, D13, D19, D20, D21, D22, D23, D24, D25, D26, D27, D28, D29, D30, D31, D32, D33, D34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78]&amp;&quot;, &quot;&amp;[.$F$53]&amp;[.E79]" office:value-type="string" office:string-value="D2, D3, D4, D5, D6, D10, D11, D12, D13, D19, D20, D21, D22, D23, D24, D25, D26, D27, D28, D29, D30, D31, D32, D33, D34, D30" calcext:value-type="string">
            <text:p>D2, D3, D4, D5, D6, D10, D11, D12, D13, D19, D20, D21, D22, D23, D24, D25, D26, D27, D28, D29, D30, D31, D32, D33, D34, D30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79]&amp;&quot;, &quot;&amp;[.$F$53]&amp;[.E80]" office:value-type="string" office:string-value="D2, D3, D4, D5, D6, D10, D11, D12, D13, D19, D20, D21, D22, D23, D24, D25, D26, D27, D28, D29, D30, D31, D32, D33, D34, D30, D31" calcext:value-type="string">
            <text:p>D2, D3, D4, D5, D6, D10, D11, D12, D13, D19, D20, D21, D22, D23, D24, D25, D26, D27, D28, D29, D30, D31, D32, D33, D34, D30, D31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80]&amp;&quot;, &quot;&amp;[.$F$53]&amp;[.E81]" office:value-type="string" office:string-value="D2, D3, D4, D5, D6, D10, D11, D12, D13, D19, D20, D21, D22, D23, D24, D25, D26, D27, D28, D29, D30, D31, D32, D33, D34, D30, D31, D32" calcext:value-type="string">
            <text:p>D2, D3, D4, D5, D6, D10, D11, D12, D13, D19, D20, D21, D22, D23, D24, D25, D26, D27, D28, D29, D30, D31, D32, D33, D34, D30, D31, D3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81]&amp;&quot;, &quot;&amp;[.$F$53]&amp;[.E82]" office:value-type="string" office:string-value="D2, D3, D4, D5, D6, D10, D11, D12, D13, D19, D20, D21, D22, D23, D24, D25, D26, D27, D28, D29, D30, D31, D32, D33, D34, D30, D31, D32, D33" calcext:value-type="string">
            <text:p>D2, D3, D4, D5, D6, D10, D11, D12, D13, D19, D20, D21, D22, D23, D24, D25, D26, D27, D28, D29, D30, D31, D32, D33, D34, D30, D31, D32, D3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82]&amp;&quot;, &quot;&amp;[.$F$53]&amp;[.E83]" office:value-type="string" office:string-value="D2, D3, D4, D5, D6, D10, D11, D12, D13, D19, D20, D21, D22, D23, D24, D25, D26, D27, D28, D29, D30, D31, D32, D33, D34, D30, D31, D32, D33, D34" calcext:value-type="string">
            <text:p>D2, D3, D4, D5, D6, D10, D11, D12, D13, D19, D20, D21, D22, D23, D24, D25, D26, D27, D28, D29, D30, D31, D32, D33, D34, D30, D31, D32, D33, D3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83]&amp;&quot;, &quot;&amp;[.$F$53]&amp;[.E84]" office:value-type="string" office:string-value="D2, D3, D4, D5, D6, D10, D11, D12, D13, D19, D20, D21, D22, D23, D24, D25, D26, D27, D28, D29, D30, D31, D32, D33, D34, D30, D31, D32, D33, D34, D35" calcext:value-type="string">
            <text:p>D2, D3, D4, D5, D6, D10, D11, D12, D13, D19, D20, D21, D22, D23, D24, D25, D26, D27, D28, D29, D30, D31, D32, D33, D34, D30, D31, D32, D33, D34, D3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F84]&amp;&quot;, &quot;&amp;[.$F$53]&amp;[.E85]" office:value-type="string" office:string-value="D2, D3, D4, D5, D6, D10, D11, D12, D13, D19, D20, D21, D22, D23, D24, D25, D26, D27, D28, D29, D30, D31, D32, D33, D34, D30, D31, D32, D33, D34, D35, D36" calcext:value-type="string">
            <text:p>D2, D3, D4, D5, D6, D10, D11, D12, D13, D19, D20, D21, D22, D23, D24, D25, D26, D27, D28, D29, D30, D31, D32, D33, D34, D30, D31, D32, D33, D34, D35, D3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F85]&amp;&quot;, &quot;&amp;[.$F$53]&amp;[.E86]" office:value-type="string" office:string-value="D2, D3, D4, D5, D6, D10, D11, D12, D13, D19, D20, D21, D22, D23, D24, D25, D26, D27, D28, D29, D30, D31, D32, D33, D34, D30, D31, D32, D33, D34, D35, D36, D37" calcext:value-type="string">
            <text:p>D2, D3, D4, D5, D6, D10, D11, D12, D13, D19, D20, D21, D22, D23, D24, D25, D26, D27, D28, D29, D30, D31, D32, D33, D34, D30, D31, D32, D33, D34, D35, D36, D37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F86]&amp;&quot;, &quot;&amp;[.$F$53]&amp;[.E87]" office:value-type="string" office:string-value="D2, D3, D4, D5, D6, D10, D11, D12, D13, D19, D20, D21, D22, D23, D24, D25, D26, D27, D28, D29, D30, D31, D32, D33, D34, D30, D31, D32, D33, D34, D35, D36, D37, D38" calcext:value-type="string">
            <text:p>D2, D3, D4, D5, D6, D10, D11, D12, D13, D19, D20, D21, D22, D23, D24, D25, D26, D27, D28, D29, D30, D31, D32, D33, D34, D30, D31, D32, D33, D34, D35, D36, D37, D38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F87]&amp;&quot;, &quot;&amp;[.$F$53]&amp;[.E88]" office:value-type="string" office:string-value="D2, D3, D4, D5, D6, D10, D11, D12, D13, D19, D20, D21, D22, D23, D24, D25, D26, D27, D28, D29, D30, D31, D32, D33, D34, D30, D31, D32, D33, D34, D35, D36, D37, D38, D39" calcext:value-type="string">
            <text:p>D2, D3, D4, D5, D6, D10, D11, D12, D13, D19, D20, D21, D22, D23, D24, D25, D26, D27, D28, D29, D30, D31, D32, D33, D34, D30, D31, D32, D33, D34, D35, D36, D37, D38, D39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F88]&amp;&quot;, &quot;&amp;[.$F$53]&amp;[.E89]" office:value-type="string" office:string-value="D2, D3, D4, D5, D6, D10, D11, D12, D13, D19, D20, D21, D22, D23, D24, D25, D26, D27, D28, D29, D30, D31, D32, D33, D34, D30, D31, D32, D33, D34, D35, D36, D37, D38, D39, D40" calcext:value-type="string">
            <text:p>D2, D3, D4, D5, D6, D10, D11, D12, D13, D19, D20, D21, D22, D23, D24, D25, D26, D27, D28, D29, D30, D31, D32, D33, D34, D30, D31, D32, D33, D34, D35, D36, D37, D38, D39, D4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F89]&amp;&quot;, &quot;&amp;[.$F$53]&amp;[.E90]" office:value-type="string" office:string-value="D2, D3, D4, D5, D6, D10, D11, D12, D13, D19, D20, D21, D22, D23, D24, D25, D26, D27, D28, D29, D30, D31, D32, D33, D34, D30, D31, D32, D33, D34, D35, D36, D37, D38, D39, D40, D45" calcext:value-type="string">
            <text:p>D2, D3, D4, D5, D6, D10, D11, D12, D13, D19, D20, D21, D22, D23, D24, D25, D26, D27, D28, D29, D30, D31, D32, D33, D34, D30, D31, D32, D33, D34, D35, D36, D37, D38, D39, D40, D45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F90]&amp;&quot;, &quot;&amp;[.$F$53]&amp;[.E91]" office:value-type="string" office:string-value="D2, D3, D4, D5, D6, D10, D11, D12, D13, D19, D20, D21, D22, D23, D24, D25, D26, D27, D28, D29, D30, D31, D32, D33, D34, D30, D31, D32, D33, D34, D35, D36, D37, D38, D39, D40, D45, D46" calcext:value-type="string">
            <text:p>D2, D3, D4, D5, D6, D10, D11, D12, D13, D19, D20, D21, D22, D23, D24, D25, D26, D27, D28, D29, D30, D31, D32, D33, D34, D30, D31, D32, D33, D34, D35, D36, D37, D38, D39, D40, D45, D4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F91]&amp;&quot;, &quot;&amp;[.$F$53]&amp;[.E92]" office:value-type="string" office:string-value="D2, D3, D4, D5, D6, D10, D11, D12, D13, D19, D20, D21, D22, D23, D24, D25, D26, D27, D28, D29, D30, D31, D32, D33, D34, D30, D31, D32, D33, D34, D35, D36, D37, D38, D39, D40, D45, D46, D47" calcext:value-type="string">
            <text:p>D2, D3, D4, D5, D6, D10, D11, D12, D13, D19, D20, D21, D22, D23, D24, D25, D26, D27, D28, D29, D30, D31, D32, D33, D34, D30, D31, D32, D33, D34, D35, D36, D37, D38, D39, D40, D45, D46, D47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F92]&amp;&quot;, &quot;&amp;[.$F$53]&amp;[.E93]" office:value-type="string" office:string-value="D2, D3, D4, D5, D6, D10, D11, D12, D13, D19, D20, D21, D22, D23, D24, D25, D26, D27, D28, D29, D30, D31, D32, D33, D34, D30, D31, D32, D33, D34, D35, D36, D37, D38, D39, D40, D45, D46, D47, D48" calcext:value-type="string">
            <text:p>D2, D3, D4, D5, D6, D10, D11, D12, D13, D19, D20, D21, D22, D23, D24, D25, D26, D27, D28, D29, D30, D31, D32, D33, D34, D30, D31, D32, D33, D34, D35, D36, D37, D38, D39, D40, D45, D46, D47, D48</text:p>
          </table:table-cell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6:28:46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7T17:02:24.995000000</dc:date>
    <meta:editing-duration>PT1H6M53S</meta:editing-duration>
    <meta:editing-cycles>6</meta:editing-cycles>
    <meta:generator>LibreOffice/7.1.1.2$Windows_X86_64 LibreOffice_project/fe0b08f4af1bacafe4c7ecc87ce55bb426164676</meta:generator>
    <meta:print-date>2021-04-07T16:52:17.955000000</meta:print-date>
    <meta:document-statistic meta:table-count="1" meta:cell-count="122" meta:object-count="0"/>
  </office:meta>
</office:document-meta>
</file>